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8000001959DE038D7074E8398.png" manifest:media-type="image/png"/>
  <manifest:file-entry manifest:full-path="Pictures/10000001000001E0000001E0EE687D67CDF4FC14.png" manifest:media-type="image/png"/>
  <manifest:file-entry manifest:full-path="Pictures/100000000000089A00000744815DC00D7CA777A5.png" manifest:media-type="image/png"/>
  <manifest:file-entry manifest:full-path="Pictures/100000000000023C000000F4D206D1BDD71A8D00.png" manifest:media-type="image/png"/>
  <manifest:file-entry manifest:full-path="Pictures/10000000000003F80000049C46DD01C60C067BA5.png" manifest:media-type="image/png"/>
  <manifest:file-entry manifest:full-path="Pictures/100000000000001D00000077B76A44EB1A8BEC9C.png" manifest:media-type="image/png"/>
  <manifest:file-entry manifest:full-path="Pictures/10000000000000F500000128363D800469692759.png" manifest:media-type="image/png"/>
  <manifest:file-entry manifest:full-path="Pictures/10000000000003E80000029B793B110F7E75D504.png" manifest:media-type="image/png"/>
  <manifest:file-entry manifest:full-path="Pictures/10000000000003E8000001C4E7EADF56DC992D04.png" manifest:media-type="image/png"/>
  <manifest:file-entry manifest:full-path="Pictures/10000000000003E80000025164086C90689914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7.892cm, 12.07cm, 5.601cm, 12.535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5.409cm, 8.332cm, 4.412cm, 16.414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-0.001cm, 0cm, 4.082cm, 0cm)" draw:image-opacity="100%" style:mirror="none"/>
    </style:style>
    <style:style style:name="gr5" style:family="graphic" style:parent-style-name="objectwithoutfill">
      <style:graphic-properties svg:stroke-width="0.053cm" draw:marker-start-width="0.279cm" draw:marker-end="Стили_20_стрелок_20_1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7.892cm, 12.07cm, 5.601cm, 16.631cm)" draw:image-opacity="100%" style:mirror="none"/>
    </style:style>
    <style:style style:name="gr9" style:family="graphic" style:parent-style-name="standard">
      <style:graphic-properties draw:stroke="solid" svg:stroke-width="0.212cm" svg:stroke-color="#ff3838" draw:marker-start-width="0.517cm" draw:marker-end-width="0.517cm" draw:fill="none" draw:textarea-horizontal-align="justify" draw:textarea-vertical-align="middle" draw:auto-grow-height="false" fo:min-height="1.308cm" fo:min-width="1.766cm" fo:padding-top="0.23cm" fo:padding-bottom="0.23cm" fo:padding-left="0.355cm" fo:padding-right="0.355cm"/>
    </style:style>
    <style:style style:name="gr10" style:family="graphic" style:parent-style-name="objectwithoutfill">
      <style:graphic-properties svg:stroke-width="0.081cm" svg:stroke-color="#ffbf00" draw:marker-start-width="0.321cm" draw:marker-end="Стили_20_стрелок_20_2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81d41a" draw:marker-start-width="0.321cm" draw:marker-end="Стили_20_стрелок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729fcf" draw:marker-start-width="0.321cm" draw:marker-end="Стили_20_стрелок_20_4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956cm, 3.249cm, 1.394cm, 3.249cm)" draw:image-opacity="100%" style:mirror="none"/>
    </style:style>
    <style:style style:name="gr14" style:family="graphic" style:parent-style-name="standard">
      <style:graphic-properties draw:stroke="solid" svg:stroke-width="0.212cm" svg:stroke-color="#ff3838" draw:marker-start-width="0.517cm" draw:marker-end-width="0.517cm" draw:fill="none" draw:textarea-horizontal-align="justify" draw:textarea-vertical-align="middle" draw:auto-grow-height="false" fo:min-height="0.988cm" fo:min-width="0.914cm" fo:padding-top="0.23cm" fo:padding-bottom="0.23cm" fo:padding-left="0.355cm" fo:padding-right="0.355cm"/>
    </style:style>
    <style:style style:name="gr15" style:family="graphic" style:parent-style-name="Объект_20_без_20_заливки_20_и_20_линий">
      <style:graphic-properties draw:fill="solid" draw:fill-color="#729fcf" draw:opacity="50%" draw:opacity-name="" draw:textarea-horizontal-align="center" draw:textarea-vertical-align="middle" draw:color-mode="standard" draw:luminance="0%" draw:contrast="0%" draw:gamma="100%" draw:red="0%" draw:green="0%" draw:blue="0%" fo:clip="rect(3.63cm, 0.25cm, 0.201cm, 0cm)" draw:image-opacity="100%" style:mirror="none"/>
    </style:style>
    <style:style style:name="gr16" style:family="graphic" style:parent-style-name="standard">
      <style:graphic-properties svg:stroke-width="0.159cm" svg:stroke-color="#158466" draw:marker-start="Стили_20_стрелок_20_6" draw:marker-start-width="0.538cm" draw:marker-end="Стили_20_стрелок_20_7" draw:marker-end-width="0.538cm" draw:textarea-vertical-align="middle" fo:padding-top="0.204cm" fo:padding-bottom="0.204cm" fo:padding-left="0.329cm" fo:padding-right="0.329cm"/>
    </style:style>
    <style:style style:name="gr1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7.287cm, 11.847cm, 7.426cm, 10.382cm)" draw:image-opacity="100%" style:mirror="none"/>
    </style:style>
    <style:style style:name="gr18" style:family="graphic" style:parent-style-name="standard">
      <style:graphic-properties draw:stroke="solid" svg:stroke-width="0.212cm" svg:stroke-color="#ff3838" draw:marker-start-width="0.517cm" draw:marker-end-width="0.517cm" draw:fill="none" draw:textarea-horizontal-align="justify" draw:textarea-vertical-align="middle" draw:auto-grow-height="false" fo:min-height="0.424cm" fo:min-width="0.528cm" fo:padding-top="0.23cm" fo:padding-bottom="0.23cm" fo:padding-left="0.355cm" fo:padding-right="0.355cm"/>
    </style:style>
    <style:style style:name="gr1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8.781cm, 34.224cm, 32.954cm, 12.037cm)" draw:image-opacity="100%" style:mirror="none"/>
    </style:style>
    <style:style style:name="gr20" style:family="graphic" style:parent-style-name="standard">
      <style:graphic-properties draw:stroke="solid" svg:stroke-width="0.212cm" svg:stroke-color="#ff3838" draw:marker-start-width="0.517cm" draw:marker-end-width="0.517cm" draw:fill="none" draw:textarea-horizontal-align="justify" draw:textarea-vertical-align="middle" draw:auto-grow-height="false" fo:min-height="0.778cm" fo:min-width="2.12cm" fo:padding-top="0.23cm" fo:padding-bottom="0.23cm" fo:padding-left="0.355cm" fo:padding-right="0.355cm"/>
    </style:style>
    <style:style style:name="gr2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2.198cm, 0cm, 0cm, 0cm)" draw:image-opacity="100%" style:mirror="none"/>
    </style:style>
    <style:style style:name="gr2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21cm, 4.896cm, 0cm, 0.918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729fcf" draw:opacity="50%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1.265cm" svg:x="1cm" svg:y="1.985cm">
          <draw:image xlink:href="Pictures/10000000000003E80000025164086C906899143A.png" xlink:type="simple" xlink:show="embed" xlink:actuate="onLoad" draw:mime-type="image/png">
            <text:p/>
          </draw:image>
        </draw:frame>
        <draw:frame draw:style-name="gr2" draw:text-style-name="P1" draw:layer="layout" svg:width="12.736cm" svg:height="8.859cm" draw:transform="rotate (3.1386255938614) translate (16.974cm 22.25cm)">
          <draw:image xlink:href="Pictures/10000000000003E80000025164086C906899143A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1" draw:text-style-name="P1" draw:layer="layout" svg:width="18cm" svg:height="8.135cm" svg:x="1.25cm" svg:y="0.865cm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3" draw:text-style-name="P1" draw:layer="layout" svg:width="10.75cm" svg:height="6.249cm" svg:x="6.5cm" svg:y="7.751cm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2.671cm" svg:x="1cm" svg:y="13.5cm">
          <draw:image xlink:href="Pictures/10000000000003E80000029B793B110F7E75D504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1" draw:text-style-name="P1" draw:layer="layout" svg:width="6.481cm" svg:height="7.831cm" svg:x="10.5cm" svg:y="22.25cm">
          <draw:image xlink:href="Pictures/10000000000000F500000128363D800469692759.png" xlink:type="simple" xlink:show="embed" xlink:actuate="onLoad" draw:mime-type="image/png">
            <text:p/>
          </draw:image>
        </draw:frame>
        <draw:frame draw:style-name="gr4" draw:text-style-name="P1" draw:layer="layout" svg:width="6.481cm" svg:height="3.749cm" svg:x="9.25cm" svg:y="1.5cm">
          <draw:image xlink:href="Pictures/10000000000000F500000128363D800469692759.png" xlink:type="simple" xlink:show="embed" xlink:actuate="onLoad" draw:mime-type="image/png">
            <text:p/>
          </draw:image>
        </draw:frame>
        <draw:line draw:style-name="gr5" draw:text-style-name="P2" draw:layer="layout" svg:x1="15cm" svg:y1="4.25cm" svg:x2="15cm" svg:y2="6.25cm">
          <text:p/>
        </draw:line>
        <draw:line draw:style-name="gr5" draw:text-style-name="P2" draw:layer="layout" svg:x1="14cm" svg:y1="4.25cm" svg:x2="14cm" svg:y2="6.25cm">
          <text:p/>
        </draw:line>
        <draw:line draw:style-name="gr5" draw:text-style-name="P2" draw:layer="layout" svg:x1="12.25cm" svg:y1="5.1cm" svg:x2="12.25cm" svg:y2="6.25cm">
          <text:p/>
        </draw:line>
        <draw:frame draw:style-name="gr1" draw:text-style-name="P1" draw:layer="layout" svg:width="0.766cm" svg:height="3.148cm" draw:transform="rotate (0.0387463093942741) translate (14.75cm 7.104cm)">
          <draw:image xlink:href="Pictures/100000000000001D00000077B76A44EB1A8BEC9C.png" xlink:type="simple" xlink:show="embed" xlink:actuate="onLoad" draw:mime-type="image/png">
            <text:p/>
          </draw:image>
        </draw:frame>
        <draw:frame draw:style-name="gr1" draw:text-style-name="P1" draw:layer="layout" svg:width="0.766cm" svg:height="3.148cm" draw:transform="rotate (0.0258308729295161) translate (13.5cm 7.103cm)">
          <draw:image xlink:href="Pictures/100000000000001D00000077B76A44EB1A8BEC9C.png" xlink:type="simple" xlink:show="embed" xlink:actuate="onLoad" draw:mime-type="image/png">
            <text:p/>
          </draw:image>
        </draw:frame>
        <draw:frame draw:style-name="gr1" draw:text-style-name="P1" draw:layer="layout" svg:width="0.766cm" svg:height="3.148cm" draw:transform="rotate (0.0294960643587042) translate (11.75cm 7.023cm)">
          <draw:image xlink:href="Pictures/100000000000001D00000077B76A44EB1A8BEC9C.png" xlink:type="simple" xlink:show="embed" xlink:actuate="onLoad" draw:mime-type="image/png">
            <text:p/>
          </draw:image>
        </draw:frame>
        <draw:frame draw:style-name="gr6" draw:text-style-name="P4" draw:layer="layout" svg:width="1.25cm" svg:height="0.806cm" svg:x="14.5cm" svg:y="6.25cm">
          <draw:text-box>
            <text:p text:style-name="P3"><text:span text:style-name="T1">RX</text:span></text:p>
          </draw:text-box>
        </draw:frame>
        <draw:frame draw:style-name="gr6" draw:text-style-name="P4" draw:layer="layout" svg:width="1.25cm" svg:height="0.806cm" svg:x="13.25cm" svg:y="6.25cm">
          <draw:text-box>
            <text:p text:style-name="P3"><text:span text:style-name="T1">TX</text:span></text:p>
          </draw:text-box>
        </draw:frame>
        <draw:frame draw:style-name="gr7" draw:text-style-name="P4" draw:layer="layout" svg:width="1.75cm" svg:height="1.361cm" svg:x="11.5cm" svg:y="6.25cm">
          <draw:text-box>
            <text:p text:style-name="P3"><text:span text:style-name="T1">GND</text:span></text:p>
          </draw:text-box>
        </draw:frame>
        <draw:frame draw:style-name="gr8" draw:text-style-name="P1" draw:layer="layout" svg:width="6.398cm" svg:height="7.22cm" draw:transform="rotate (-1.57812670965327) translate (9.517cm 4.102cm)">
          <draw:image xlink:href="Pictures/10000000000003E80000025164086C906899143A.png" xlink:type="simple" xlink:show="embed" xlink:actuate="onLoad" draw:mime-type="image/png">
            <text:p/>
          </draw:image>
        </draw:frame>
        <draw:custom-shape draw:style-name="gr9" draw:text-style-name="P2" draw:layer="layout" svg:width="3.5cm" svg:height="2.5cm" svg:x="2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5.5cm" svg:y1="5.5cm" svg:x2="12.25cm" svg:y2="7.75cm">
          <text:p/>
        </draw:line>
        <draw:line draw:style-name="gr11" draw:text-style-name="P2" draw:layer="layout" svg:x1="4.25cm" svg:y1="5.5cm" svg:x2="13.75cm" svg:y2="9cm">
          <text:p/>
        </draw:line>
        <draw:line draw:style-name="gr12" draw:text-style-name="P2" draw:layer="layout" svg:x1="4.75cm" svg:y1="5.5cm" svg:x2="15.25cm" svg:y2="9cm">
          <text:p/>
        </draw:line>
        <draw:frame draw:style-name="gr13" draw:text-style-name="P1" draw:layer="layout" svg:width="11.743cm" svg:height="7.575cm" draw:transform="skewX (-0.000174532925199433) rotate (3.1405454560386) translate (12.993cm 18.5cm)">
          <draw:image xlink:href="Pictures/10000000000003E80000025164086C906899143A.png" xlink:type="simple" xlink:show="embed" xlink:actuate="onLoad" draw:mime-type="image/png">
            <text:p/>
          </draw:image>
        </draw:frame>
        <draw:custom-shape draw:style-name="gr14" draw:text-style-name="P2" draw:layer="layout" svg:width="2cm" svg:height="1.75cm" svg:x="6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6.23cm" svg:height="3.999cm" draw:transform="rotate (1.4456562194269) translate (15.505cm 7.751cm)">
          <draw:image xlink:href="Pictures/10000000000000F500000128363D800469692759.png" xlink:type="simple" xlink:show="embed" xlink:actuate="onLoad" draw:mime-type="image/png">
            <text:p/>
          </draw:image>
        </draw:frame>
        <draw:line draw:style-name="gr16" draw:text-style-name="P1" draw:layer="layout" svg:x1="14.75cm" svg:y1="2.75cm" svg:x2="16.25cm" svg:y2="2.75cm">
          <text:p/>
        </draw:line>
        <draw:frame draw:style-name="gr1" draw:text-style-name="P1" draw:layer="layout" svg:width="5.813cm" svg:height="6.75cm" svg:x="-0.25cm" svg:y="20.5cm">
          <draw:image xlink:href="Pictures/10000000000003F80000049C46DD01C60C067BA5.png" xlink:type="simple" xlink:show="embed" xlink:actuate="onLoad" draw:mime-type="image/png">
            <text:p/>
          </draw:image>
        </draw:frame>
        <draw:frame draw:style-name="gr17" draw:text-style-name="P1" draw:layer="layout" svg:width="6.027cm" svg:height="5.77cm" svg:x="13cm" svg:y="12.23cm">
          <draw:image xlink:href="Pictures/100000000000089A00000744815DC00D7CA777A5.png" xlink:type="simple" xlink:show="embed" xlink:actuate="onLoad" draw:mime-type="image/png">
            <text:p/>
          </draw:image>
        </draw:frame>
        <draw:custom-shape draw:style-name="gr18" draw:text-style-name="P2" draw:layer="layout" svg:width="1.75cm" svg:height="1.25cm" svg:x="13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3.749cm" svg:height="2.334cm" draw:transform="rotate (-3.14159265358979) translate (19.5cm 12cm)">
          <draw:image xlink:href="Pictures/100000000000089A00000744815DC00D7CA777A5.png" xlink:type="simple" xlink:show="embed" xlink:actuate="onLoad" draw:mime-type="image/png">
            <text:p/>
          </draw:image>
        </draw:frame>
        <draw:custom-shape draw:style-name="gr20" draw:text-style-name="P2" draw:layer="layout" svg:width="4cm" svg:height="1.75cm" svg:x="15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" draw:layer="layout" svg:width="9.699cm" svg:height="8.019cm" draw:transform="skewX (-4.78866017747116E-017) rotate (-0.475253155318057) translate (4.173cm 18.207cm)">
          <draw:image xlink:href="Pictures/10000001000001E0000001E0EE687D67CDF4FC14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1" draw:text-style-name="P1" draw:layer="layout" svg:width="12.894cm" svg:height="5.5cm" svg:x="1.75cm" svg:y="1.75cm">
          <draw:image xlink:href="Pictures/100000000000023C000000F4D206D1BDD71A8D00.png" xlink:type="simple" xlink:show="embed" xlink:actuate="onLoad" draw:mime-type="image/png">
            <text:p/>
          </draw:image>
        </draw:frame>
        <draw:frame draw:style-name="gr22" draw:text-style-name="P1" draw:layer="layout" svg:width="3.399cm" svg:height="5.713cm" svg:x="15.5cm" svg:y="1.787cm">
          <draw:image xlink:href="Pictures/10000000000001C8000001959DE038D7074E839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1T16:09:02.459279911</meta:creation-date>
    <dc:date>2024-05-01T18:36:28.521236389</dc:date>
    <meta:editing-duration>PT23M35S</meta:editing-duration>
    <meta:editing-cycles>1</meta:editing-cycles>
    <meta:document-statistic meta:object-count="33"/>
    <meta:generator>LibreOffice/7.3.7.2$Linux_X86_64 LibreOffice_project/30$Build-2</meta:generator>
  </office:meta>
</office:document-meta>
</file>